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708in" fo:margin-left="-0.075in" fo:margin-top="0in" fo:margin-bottom="0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2.6139in"/>
    </style:style>
    <style:style style:name="Table1.C" style:family="table-column">
      <style:table-column-properties style:column-width="2.0007in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style:min-row-height="0.9861in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 style:master-page-name="Standard">
      <style:paragraph-properties fo:margin-left="0.7874in" fo:margin-right="0.5in" fo:margin-top="0.0693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9" style:family="paragraph" style:parent-style-name="Standard">
      <style:paragraph-properties fo:margin-top="0in" fo:margin-bottom="0.0835in" loext:contextual-spacing="false" fo:line-height="10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16pt" fo:font-style="normal" style:text-underline-style="none" fo:font-weight="bold" style:font-name-asian="Courier New1" style:font-size-asian="16pt" style:font-style-asian="normal" style:font-weight-asian="bold" style:font-name-complex="Courier New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style:font-name-asian="Courier New1" style:font-size-asian="12pt" style:font-style-asian="normal" style:font-weight-asian="bold" style:font-name-complex="Courier New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style:font-name-asian="Courier New1" style:font-size-asian="12pt" style:font-style-asian="normal" style:font-name-complex="Courier New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5" style:family="text">
      <style:text-properties style:font-name="Courier New" fo:font-size="16pt" fo:font-weight="bold" style:font-name-asian="Courier New1" style:font-size-asian="16pt" style:font-weight-asian="bold" style:font-name-complex="Courier New1" style:font-size-complex="16pt"/>
    </style:style>
    <style:style style:name="T6" style:family="text">
      <style:text-properties style:font-name="Courier New" fo:font-weight="bold" style:font-name-asian="Courier New1" style:font-weight-asian="bold" style:font-name-complex="Courier New1"/>
    </style:style>
    <style:style style:name="T7" style:family="text">
      <style:text-properties style:font-name="Courier New" style:font-name-asian="Courier New1" style:font-name-complex="Courier New1"/>
    </style:style>
    <style:style style:name="T8" style:family="text">
      <style:text-properties fo:color="#000000" style:text-position="0% 100%" style:font-name="Courier New" fo:font-size="10pt" style:text-underline-style="none" style:font-name-asian="Courier New1" style:font-size-asian="10pt" style:font-name-complex="Courier New1" style:font-size-complex="10pt"/>
    </style:style>
    <style:style style:name="T9" style:family="text">
      <style:text-properties style:text-position="0% 100%" style:font-name="Courier New" style:font-name-asian="Courier New1" style:font-name-complex="Courier New1"/>
    </style:style>
    <style:style style:name="T10" style:family="text">
      <style:text-properties fo:color="#cc0000" style:font-name="Courier New" fo:font-size="11pt" style:font-name-asian="Courier New1" style:font-size-asian="11pt" style:font-name-complex="Courier New1" style:font-size-complex="11pt"/>
    </style:style>
    <style:style style:name="T11" style:family="text">
      <style:text-properties fo:color="#cc0000" style:font-name="Courier New" fo:font-size="11pt" style:text-underline-style="solid" style:text-underline-width="auto" style:text-underline-color="font-color" style:font-name-asian="Courier New1" style:font-size-asian="11pt" style:font-name-complex="Courier New1" style:font-size-complex="11pt"/>
    </style:style>
    <style:style style:name="T12" style:family="text">
      <style:text-properties fo:color="#1155cc" style:font-name="Courier New" fo:font-size="11pt" style:text-underline-style="solid" style:text-underline-width="auto" style:text-underline-color="font-color" style:font-name-asian="Courier New1" style:font-size-asian="11pt" style:font-name-complex="Courier New1" style:font-size-complex="11pt"/>
    </style:style>
    <style:style style:name="T13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kshop</text:span><text:span text:style-name="T5"> </text:span><text:span text:style-name="T1">Template for ICLC 20</text:span><text:span text:style-name="T5">20</text:span><text:span text:style-name="T1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">First Author</text:span></text:p>
          </table:table-cell>
          <table:table-cell table:style-name="Table1.A1" office:value-type="string">
            <text:p text:style-name="P3"><text:span text:style-name="T2">Second Author</text:span></text:p>
          </table:table-cell>
          <table:table-cell table:style-name="Table1.A1" office:value-type="string">
            <text:p text:style-name="P3"><text:span text:style-name="T2">Third Author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3">Affiliation1</text:span></text:p>
            <text:p text:style-name="P3"><text:span text:style-name="T4">one@livecode.mx</text:span></text:p>
          </table:table-cell>
          <table:table-cell table:style-name="Table1.A1" office:value-type="string">
            <text:p text:style-name="P3"><text:span text:style-name="T3">Affiliation2</text:span></text:p>
            <text:p text:style-name="P1"><text:span text:style-name="T8">two@onthefly.ca</text:span></text:p>
          </table:table-cell>
          <table:table-cell table:style-name="Table1.A1" office:value-type="string">
            <text:p text:style-name="P3"><text:span text:style-name="T3">Affiliation3</text:span></text:p>
            <text:p text:style-name="P3"><text:span text:style-name="T4">three@creative.uk</text:span></text:p>
          </table:table-cell>
        </table:table-row>
      </table:table>
      <text:p text:style-name="P4"><text:span text:style-name="T6">Title of Workshop</text:span></text:p>
      <text:p text:style-name="P4"><text:span text:style-name="T7">Please provide a title for your proposed workshop.</text:span></text:p>
      <text:p text:style-name="P5"/>
      <text:p text:style-name="P4"><text:span text:style-name="T6">Description of Workshop</text:span></text:p>
      <text:p text:style-name="P4"><text:span text:style-name="T7">Please provide a short description of your proposed workshop (2 pages max).</text:span></text:p>
      <text:p text:style-name="P5"/>
      <text:p text:style-name="P4"><text:span text:style-name="T6">Duration</text:span></text:p>
      <text:p text:style-name="P4"><text:span text:style-name="T7">[ ] 2 hours</text:span></text:p>
      <text:p text:style-name="P4"><text:span text:style-name="T7">[ ] 4 hours</text:span></text:p>
      <text:p text:style-name="P5"/>
      <text:p text:style-name="P4"><text:span text:style-name="T6">Max number of participants:</text:span></text:p>
      <text:p text:style-name="P5"/>
      <text:p text:style-name="P7"><text:span text:style-name="T6">Technical Requirements</text:span></text:p>
      <text:p text:style-name="P7"><text:span text:style-name="T7">Please provide details on what equipment you will need (projector, whiteboard, desks etc.</text:span></text:p>
      <text:p text:style-name="P8"/>
      <text:p text:style-name="P7"><text:span text:style-name="T2">Biography</text:span></text:p>
      <text:p text:style-name="P7"><text:span text:style-name="T3">Please provide a short biography (100-150 words for each contributor).</text:span></text:p>
      <text:p text:style-name="P9"><text:span text:style-name="T10">Submit the </text:span><text:span text:style-name="T11">pdf version only</text:span><text:span text:style-name="T10"> of your proposal here: </text:span><text:a xlink:type="simple" xlink:href="http://bluebox.ul.ie/index.php/iclc2020/iclc2020" text:style-name="ListLabel_20_1" text:visited-style-name="ListLabel_20_1"><text:span text:style-name="T12">http://bluebox.ul.ie/index.php/iclc2020/iclc2020</text:span></text:a></text:p>
      <text:p text:style-name="P6"/>
      <text:p text:style-name="Standard"><text:span text:style-name="T7">*If you have any questions, please contact the Workshop Chair at </text:span><text:a xlink:type="simple" xlink:href="mailto:nicholas.ward@ul.ie" text:style-name="ListLabel_20_2" text:visited-style-name="ListLabel_20_2"><text:span text:style-name="T13">nicholas.ward@ul.ie</text:span>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font-name="Courier New" fo:font-family="'Courier New'" style:font-family-generic="roman" style:font-pitch="variable" fo:font-size="11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4" meta:word-count="104" meta:character-count="748" meta:non-whitespace-character-count="666"/>
    <meta:generator>LibreOfficeDev/6.0.5.2$Linux_X86_64 LibreOffice_project/</meta:generator>
  </office:meta>
</office:document-meta>
</file>